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482cm"/>
    </style:style>
    <style:style style:family="table-column" style:name="co2">
      <style:table-column-properties fo:break-before="auto" style:column-width="11.748cm"/>
    </style:style>
    <style:style style:family="table-column" style:name="co3">
      <style:table-column-properties fo:break-before="auto" style:column-width="0.616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302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Bevolk._20_prov._20_Holl.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Bevolk. prov. Holl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19" table:number-columns-repeated="5"/>
        <table:table-column table:style-name="co4" table:default-cell-style-name="Default" table:number-columns-repeated="1015"/>
        <table:table-row table:style-name="ro1">
          <table:table-cell ns41:value-type="string" table:number-rows-spanned="1" table:style-name="TL Title" table:number-columns-spanned="4" office:value-type="string">
            <text:p>BEVOLKING VAN DE PROVINCIE HOLLAND [1795]</text:p>
          </table:table-cell>
          <table:covered-table-cell table:style-name="TL Title" table:number-columns-repeated="2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TL RowProperty" office:value-type="string">
            <text:p>[Regio]</text:p>
          </table:table-cell>
          <table:table-cell ns41:value-type="string" table:style-name="TL RowProperty" office:value-type="string">
            <text:p>[Plaats]</text:p>
          </table:table-cell>
          <table:table-cell table:style-name="ce4"/>
          <table:table-cell ns41:value-type="string" table:style-name="TL ColHeader" office:value-type="string">
            <text:p>[Zielen]</text:p>
          </table:table-cell>
          <table:table-cell ns41:value-type="string" table:style-name="ce20" office:value-type="string">
            <text:p><text:s/>RolNr</text:p>
          </table:table-cell>
          <table:table-cell ns41:value-type="string" table:style-name="ce24" office:value-type="string">
            <text:p><text:s/>BeeldNr</text:p>
          </table:table-cell>
          <table:table-cell ns41:value-type="string" table:style-name="ce24" office:value-type="string">
            <text:p><text:s/>Publ-BladNr</text:p>
          </table:table-cell>
          <table:table-cell ns41:value-type="string" table:style-name="ce24" office:value-type="string">
            <text:p><text:s/>Blad-TabelNr</text:p>
          </table:table-cell>
          <table:table-cell ns41:value-type="string" table:style-name="ce27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1" table:number-columns-repeated="5"/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Noordzee.</text:p>
          </table:table-cell>
          <table:table-cell ns41:value-type="string" table:style-name="TL RowHeader" office:value-type="string">
            <text:p>Oost-Terschelling</text:p>
          </table:table-cell>
          <table:table-cell/>
          <table:table-cell ns41:value-type="float" table:style-name="TL Data" office:value="868" office:value-type="float">
            <text:p>8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Noordzee.</text:p>
          </table:table-cell>
          <table:table-cell ns41:value-type="string" table:style-name="TL RowHeader" office:value-type="string">
            <text:p>West-Terschelling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Noordzee.</text:p>
          </table:table-cell>
          <table:table-cell ns41:value-type="string" table:style-name="TL RowHeader" office:value-type="string">
            <text:p>Vlieland</text:p>
          </table:table-cell>
          <table:table-cell/>
          <table:table-cell ns41:value-type="float" table:style-name="TL Data" office:value="736" office:value-type="float">
            <text:p>7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Noordzee.</text:p>
          </table:table-cell>
          <table:table-cell ns41:value-type="string" table:style-name="TL RowHeader" office:value-type="string">
            <text:p>Texel</text:p>
          </table:table-cell>
          <table:table-cell/>
          <table:table-cell ns41:value-type="float" table:style-name="TL Data" office:value="4950" office:value-type="float">
            <text:p>49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Noordzee.</text:p>
          </table:table-cell>
          <table:table-cell ns41:value-type="string" table:style-name="TL RowHeader" office:value-type="string">
            <text:p>Wieringen</text:p>
          </table:table-cell>
          <table:table-cell/>
          <table:table-cell ns41:value-type="float" table:style-name="TL Data" office:value="1415" office:value-type="float">
            <text:p>14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Noordze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931" office:value-type="float">
            <text:p>89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Helder</text:p>
          </table:table-cell>
          <table:table-cell/>
          <table:table-cell ns41:value-type="float" table:style-name="TL Data" office:value="1650" office:value-type="float">
            <text:p>16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Huysduynen</text:p>
          </table:table-cell>
          <table:table-cell/>
          <table:table-cell ns41:value-type="float" table:style-name="TL Data" office:value="377" office:value-type="float">
            <text:p>3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Calandsoog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Pette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Zyp</text:p>
          </table:table-cell>
          <table:table-cell/>
          <table:table-cell ns41:value-type="float" table:style-name="TL Data" office:value="2397" office:value-type="float">
            <text:p>23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Hazepolder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742" office:value-type="float">
            <text:p>7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oordelyke Hoek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888" office:value-type="float">
            <text:p>58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1343" office:value-type="float">
            <text:p>13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 ns41:value-type="string" table:style-name="TL RowHeader" office:value-type="string">
            <text:p>Burghor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 ns41:value-type="string" table:style-name="TL RowHeader" office:value-type="string">
            <text:p>Kolhorn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 ns41:value-type="string" table:style-name="TL RowHeader" office:value-type="string">
            <text:p>Haringhuizen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ager-Kogge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85" office:value-type="float">
            <text:p>278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ieuwdorper-Kogge.</text:p>
          </table:table-cell>
          <table:table-cell ns41:value-type="string" table:style-name="TL RowHeader" office:value-type="string">
            <text:p>Nieuwe Niedorp</text:p>
          </table:table-cell>
          <table:table-cell/>
          <table:table-cell ns41:value-type="float" table:style-name="TL Data" office:value="636" office:value-type="float">
            <text:p>6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ieuwdorper-Kogge.</text:p>
          </table:table-cell>
          <table:table-cell ns41:value-type="string" table:style-name="TL RowHeader" office:value-type="string">
            <text:p>Oude Niedorp</text:p>
          </table:table-cell>
          <table:table-cell/>
          <table:table-cell ns41:value-type="float" table:style-name="TL Data" office:value="597" office:value-type="float">
            <text:p>5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ieuwdorper-Kogge.</text:p>
          </table:table-cell>
          <table:table-cell ns41:value-type="string" table:style-name="TL RowHeader" office:value-type="string">
            <text:p>Winkel</text:p>
          </table:table-cell>
          <table:table-cell/>
          <table:table-cell ns41:value-type="float" table:style-name="TL Data" office:value="632" office:value-type="float">
            <text:p>6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ieuwdorper-Kogg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65" office:value-type="float">
            <text:p>18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Abbekerk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Lambertshaag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Midwoud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Twisk</text:p>
          </table:table-cell>
          <table:table-cell/>
          <table:table-cell ns41:value-type="float" table:style-name="TL Data" office:value="506" office:value-type="float">
            <text:p>5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Sybecarspel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Benningbroek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Opperdoes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Oostwoud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Wadweyde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Haauwert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Opmeer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Hoogwoud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Aardswoud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Nibbingswoud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Hooge- en Laage-Zwaagdyk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Obdam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Hensbroek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Medenblik</text:p>
          </table:table-cell>
          <table:table-cell/>
          <table:table-cell ns41:value-type="float" table:style-name="TL Data" office:value="2008" office:value-type="float">
            <text:p>20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Spanbroek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vier Noorder-Kog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382" office:value-type="float">
            <text:p>83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Haringcarspel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Oudcarspel</text:p>
          </table:table-cell>
          <table:table-cell/>
          <table:table-cell ns41:value-type="float" table:style-name="TL Data" office:value="596" office:value-type="float">
            <text:p>5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Veenhuizen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Warmenhuizen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Krabbendam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Schoorldam, gedeelte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Valkoog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St. Maarten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Eenigenburg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eestmer-Ambag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045" office:value-type="float">
            <text:p>304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Ouddorp en Schermeer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Pancras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Broek op Langendyk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Zuid-Scharwoude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Noord-Scharwoude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Koedyk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Huiswaar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ito onder Nieuwbur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32" office:value-type="float">
            <text:p>25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chermeer onder dito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tarmeer onder dito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Oost-Graftdyk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West-Graftdyk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Noordeinde Graft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Ryp</text:p>
          </table:table-cell>
          <table:table-cell/>
          <table:table-cell ns41:value-type="float" table:style-name="TL Data" office:value="1568" office:value-type="float">
            <text:p>15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Zuid-Schermer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chermeer onder dito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Driehuizen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Noordschermer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chermeer onder dito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chermerhorn en Westmyzen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chermeer onder dito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Oostmyzen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Ursem, Rustenburg en Braak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Schermeer onder dito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Oterleek en Schermeer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 Nieuwburg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249" office:value-type="float">
            <text:p>52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de Stad</text:p>
          </table:table-cell>
          <table:table-cell/>
          <table:table-cell ns41:value-type="float" table:style-name="TL Data" office:value="7514" office:value-type="float">
            <text:p>75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Jurisdictie</text:p>
          </table:table-cell>
          <table:table-cell/>
          <table:table-cell ns41:value-type="float" table:style-name="TL Data" office:value="859" office:value-type="float">
            <text:p>8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kmaar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373" office:value-type="float">
            <text:p>83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Wervershoek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Lutkebroek en Aandyk</text:p>
          </table:table-cell>
          <table:table-cell/>
          <table:table-cell ns41:value-type="float" table:style-name="TL Data" office:value="997" office:value-type="float">
            <text:p>9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Hoogcarspel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1098" office:value-type="float">
            <text:p>10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Bovencarspel</text:p>
          </table:table-cell>
          <table:table-cell/>
          <table:table-cell ns41:value-type="float" table:style-name="TL Data" office:value="847" office:value-type="float">
            <text:p>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6803" office:value-type="float">
            <text:p>68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Hem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Venhuizen</text:p>
          </table:table-cell>
          <table:table-cell/>
          <table:table-cell ns41:value-type="float" table:style-name="TL Data" office:value="611" office:value-type="float">
            <text:p>6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Wydenes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Oosterleek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Westwoude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Binnewyzent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Oosterblokker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Westerblokker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Schellinghout</text:p>
          </table:table-cell>
          <table:table-cell/>
          <table:table-cell ns41:value-type="float" table:style-name="TL Data" office:value="410" office:value-type="float">
            <text:p>4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9551" office:value-type="float">
            <text:p>95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Baarsdorp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Berkhout</text:p>
          </table:table-cell>
          <table:table-cell/>
          <table:table-cell ns41:value-type="float" table:style-name="TL Data" office:value="880" office:value-type="float">
            <text:p>8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Grosthuizen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Scharwoude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Schardam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Oudendyk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Beets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regt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911" office:value-type="float">
            <text:p>259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Zuiderzee.</text:p>
          </table:table-cell>
          <table:table-cell ns41:value-type="string" table:style-name="TL RowHeader" office:value-type="string">
            <text:p>Marken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Zuiderzee.</text:p>
          </table:table-cell>
          <table:table-cell ns41:value-type="string" table:style-name="TL RowHeader" office:value-type="string">
            <text:p>Urk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Zuiderzee.</text:p>
          </table:table-cell>
          <table:table-cell ns41:value-type="string" table:style-name="TL RowHeader" office:value-type="string">
            <text:p>Emmeloort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en Zuiderze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641" office:value-type="float">
            <text:p>16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Etershem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Warder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Middellie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Axwyk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Oosthuizen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Hobrede en Quadyk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Quadyk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2745" office:value-type="float">
            <text:p>274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Volendam</text:p>
          </table:table-cell>
          <table:table-cell/>
          <table:table-cell ns41:value-type="float" table:style-name="TL Data" office:value="774" office:value-type="float">
            <text:p>7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Purmer onder Edam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Katwoude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eevangk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324" office:value-type="float">
            <text:p>53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Ransdorp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Durgerdam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Dito onder Schellingwoude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Holisloot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Zuiderwoude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Bellemerme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Uitdam onder Zuiderwoude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Dito onder Ransdorp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Watergang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Zunderdorp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Nieuwendam</text:p>
          </table:table-cell>
          <table:table-cell/>
          <table:table-cell ns41:value-type="float" table:style-name="TL Data" office:value="724" office:value-type="float">
            <text:p>7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Broek</text:p>
          </table:table-cell>
          <table:table-cell/>
          <table:table-cell ns41:value-type="float" table:style-name="TL Data" office:value="752" office:value-type="float">
            <text:p>7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Schellingwoude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Buiksloot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Monnikkendam</text:p>
          </table:table-cell>
          <table:table-cell/>
          <table:table-cell ns41:value-type="float" table:style-name="TL Data" office:value="1937" office:value-type="float">
            <text:p>19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Purmer onder dito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at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754" office:value-type="float">
            <text:p>67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2308" office:value-type="float">
            <text:p>23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Wyde-Wormer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Ilpendam</text:p>
          </table:table-cell>
          <table:table-cell/>
          <table:table-cell ns41:value-type="float" table:style-name="TL Data" office:value="515" office:value-type="float">
            <text:p>5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Purmerland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den Ilp</text:p>
          </table:table-cell>
          <table:table-cell/>
          <table:table-cell ns41:value-type="float" table:style-name="TL Data" office:value="267" office:value-type="float">
            <text:p>2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2403" office:value-type="float">
            <text:p>24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Purmer onder dito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eiren en Heerlykh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286" office:value-type="float">
            <text:p>62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Egmond binnen, Rinegom en den Hoef</text:p>
          </table:table-cell>
          <table:table-cell/>
          <table:table-cell ns41:value-type="float" table:style-name="TL Data" office:value="687" office:value-type="float">
            <text:p>6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Egmond op Zee</text:p>
          </table:table-cell>
          <table:table-cell/>
          <table:table-cell ns41:value-type="float" table:style-name="TL Data" office:value="1177" office:value-type="float">
            <text:p>11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Heer-Huygenwaard</text:p>
          </table:table-cell>
          <table:table-cell/>
          <table:table-cell ns41:value-type="float" table:style-name="TL Data" office:value="683" office:value-type="float">
            <text:p>6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Baccum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Wimmenum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gmonden en Heerlykh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281" office:value-type="float">
            <text:p>32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Beverwyk</text:p>
          </table:table-cell>
          <table:table-cell/>
          <table:table-cell ns41:value-type="float" table:style-name="TL Data" office:value="1639" office:value-type="float">
            <text:p>163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Wyk aan Zee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Wyk aan Duin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10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Spaarnewoude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1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1725" office:value-type="float">
            <text:p>17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Krommeniedyk</text:p>
          </table:table-cell>
          <table:table-cell/>
          <table:table-cell ns41:value-type="float" table:style-name="TL Data" office:value="232" office:value-type="float">
            <office:annotation draw:style-name="gr1" svg:height="1.957cm" draw:caption-point-y="-2.505cm" svg:width="4.73cm" svg:x="20.039cm" draw:caption-point-x="-0.43cm" svg:y="80.461cm" draw:text-style-name="P1">
              <dc:creator>CDM</dc:creator>
              <dc:date>2014-12-12T00:00:00</dc:date>
              <text:p text:style-name="P1"><text:span text:style-name="T1">De gedrukte bron geeft (207) zielen. Dit moet zijn 232 zielen. Zie indeling naar districten en de Volkstelling van 1795. Hier is de correctie aangebracht.</text:span></text:p>
            </office:annotation>
            <text:p>2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Krommenie-Horn</text:p>
          </table:table-cell>
          <table:table-cell/>
          <table:table-cell ns41:value-type="float" table:style-name="TL Data" office:value="207" office:value-type="float">
            <office:annotation draw:style-name="gr1" svg:height="1.64cm" draw:caption-point-y="-2.504cm" svg:width="5.457cm" svg:x="20.039cm" draw:caption-point-x="-0.43cm" svg:y="80.91cm" draw:text-style-name="P1">
              <dc:creator>CDM</dc:creator>
              <dc:date>2014-12-12T00:00:00</dc:date>
              <text:p text:style-name="P1"><text:span text:style-name="T1">De gedrukte bron geeft (232) zielen. Dit moet zijn 207 zielen. Zie indeling naar districten en de Volkstelling van 1795. Hier is de correctie aangebracht.</text:span></text:p>
            </office:annotation>
            <text:p>2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Westzaandam</text:p>
          </table:table-cell>
          <table:table-cell/>
          <table:table-cell ns41:value-type="float" table:style-name="TL Data" office:value="5179" office:value-type="float">
            <text:p>51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Westzaanen</text:p>
          </table:table-cell>
          <table:table-cell/>
          <table:table-cell ns41:value-type="float" table:style-name="TL Data" office:value="2274" office:value-type="float">
            <text:p>22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Zaandyk</text:p>
          </table:table-cell>
          <table:table-cell/>
          <table:table-cell ns41:value-type="float" table:style-name="TL Data" office:value="1480" office:value-type="float">
            <text:p>14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Koog</text:p>
          </table:table-cell>
          <table:table-cell/>
          <table:table-cell ns41:value-type="float" table:style-name="TL Data" office:value="1626" office:value-type="float">
            <text:p>16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2084" office:value-type="float">
            <text:p>208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West-Knollendam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2186" office:value-type="float">
            <text:p>21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loi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9472" office:value-type="float">
            <text:p>194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aarlem.</text:p>
          </table:table-cell>
          <table:table-cell ns41:value-type="string" table:style-name="TL RowHeader" office:value-type="string">
            <text:p>De Stad en Jurisdictie</text:p>
          </table:table-cell>
          <table:table-cell/>
          <table:table-cell ns41:value-type="float" table:style-name="TL Data" office:value="21227" office:value-type="float">
            <text:p>212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Groet</text:p>
          </table:table-cell>
          <table:table-cell/>
          <table:table-cell ns41:value-type="float" table:style-name="TL Data" office:value="181" office:value-type="float">
            <text:p>1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Heyloo en Oesdom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Akersloot met de Woude</text:p>
          </table:table-cell>
          <table:table-cell/>
          <table:table-cell ns41:value-type="float" table:style-name="TL Data" office:value="837" office:value-type="float">
            <text:p>8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1031" office:value-type="float">
            <text:p>10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Marken binnen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Limmen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548" office:value-type="float">
            <text:p>5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1160" office:value-type="float">
            <text:p>11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Oost-Knollendam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Starmeer onder Wormer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Schalsmeer onder Wormer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569" office:value-type="float">
            <text:p>5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Starmeer onder Jisp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Oostzaandam</text:p>
          </table:table-cell>
          <table:table-cell/>
          <table:table-cell ns41:value-type="float" table:style-name="TL Data" office:value="4938" office:value-type="float">
            <text:p>49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Oostzaanen</text:p>
          </table:table-cell>
          <table:table-cell/>
          <table:table-cell ns41:value-type="float" table:style-name="TL Data" office:value="1101" office:value-type="float">
            <text:p>110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Enge Wormer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Spaarendam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Slooten, Slooterdyk, Osdorp en de Vrye Geer</text:p>
          </table:table-cell>
          <table:table-cell/>
          <table:table-cell ns41:value-type="float" table:style-name="TL Data" office:value="2616" office:value-type="float">
            <text:p>26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Houtryk en Polaanen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Nieuwerkerk, Zuidschalkwyk en Vyfhuiz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1857" office:value-type="float">
            <text:p>18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Berkenrode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1811" office:value-type="float">
            <text:p>18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Rietwyk en Rietwyker-Oort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ennemer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9729" office:value-type="float">
            <text:p>197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722" office:value-type="float">
            <text:p>7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Tetterode of Overvee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Aalbertsberg of Bloemendaal</text:p>
          </table:table-cell>
          <table:table-cell/>
          <table:table-cell ns41:value-type="float" table:style-name="TL Data" office:value="383" office:value-type="float">
            <text:p>3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Vogelenzang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Velzen</text:p>
          </table:table-cell>
          <table:table-cell/>
          <table:table-cell ns41:value-type="float" table:style-name="TL Data" office:value="1383" office:value-type="float">
            <text:p>13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Schoorl en Harge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Kamp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Hof-Ambagt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Harlemmerlede en Noordschalkwyk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Schooten en Gehugten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rederoo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459" office:value-type="float">
            <text:p>44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Ouderkerk aan den Amstel</text:p>
          </table:table-cell>
          <table:table-cell/>
          <table:table-cell ns41:value-type="float" table:style-name="TL Data" office:value="1653" office:value-type="float">
            <text:p>16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Amstelveen of Nieuwer-Amstel</text:p>
          </table:table-cell>
          <table:table-cell/>
          <table:table-cell ns41:value-type="float" table:style-name="TL Data" office:value="5051" office:value-type="float">
            <text:p>50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757" office:value-type="float">
            <text:p>7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Watergraafs-Meer</text:p>
          </table:table-cell>
          <table:table-cell/>
          <table:table-cell ns41:value-type="float" table:style-name="TL Data" office:value="858" office:value-type="float">
            <text:p>8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Waverveen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Waveren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Botshol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Ruygewilnisse</text:p>
          </table:table-cell>
          <table:table-cell/>
          <table:table-cell ns41:value-type="float" table:style-name="TL Data" office:value="241" office:value-type="float">
            <text:p>2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l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9217" office:value-type="float">
            <text:p>92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msterdam.</text:p>
          </table:table-cell>
          <table:table-cell ns41:value-type="string" table:style-name="TL RowHeader" office:value-type="string">
            <text:p>Stad en Jurisdictie</text:p>
          </table:table-cell>
          <table:table-cell/>
          <table:table-cell ns41:value-type="float" table:style-name="TL Data" office:value="217024" office:value-type="float">
            <text:p>2170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1809" office:value-type="float">
            <text:p>18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Naardermeer en Buitenhuizen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1869" office:value-type="float">
            <text:p>18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Laaren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3410" office:value-type="float">
            <text:p>34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's Graveland</text:p>
          </table:table-cell>
          <table:table-cell/>
          <table:table-cell ns41:value-type="float" table:style-name="TL Data" office:value="1033" office:value-type="float">
            <text:p>10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Muyderberg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oi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259" office:value-type="float">
            <text:p>102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en aan Gooiland.</text:p>
          </table:table-cell>
          <table:table-cell ns41:value-type="string" table:style-name="TL RowHeader" office:value-type="string">
            <text:p>Muyden</text:p>
          </table:table-cell>
          <table:table-cell/>
          <table:table-cell ns41:value-type="float" table:style-name="TL Data" office:value="994" office:value-type="float">
            <text:p>9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en aan Gooiland.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2937" office:value-type="float">
            <text:p>29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en aan Gooiland.</text:p>
          </table:table-cell>
          <table:table-cell ns41:value-type="string" table:style-name="TL RowHeader" office:value-type="string">
            <office:annotation draw:style-name="gr1" svg:height="1.613cm" draw:caption-point-y="-2.505cm" svg:width="4.882cm" svg:x="17.649cm" draw:caption-point-x="-0.43cm" svg:y="112.396cm" draw:text-style-name="P1">
              <dc:creator>CDM</dc:creator>
              <dc:date>2014-12-12T00:00:00</dc:date>
              <text:p text:style-name="P1"><text:span text:style-name="T1">Vergelijking met de alfabetische indeling laat zien dat Hoog-Bylmer en Weesper-Carspel daar afzonderlijk worden genoemd.</text:span></text:p>
            </office:annotation>
            <text:p>Weesper-Carspel</text:p>
          </table:table-cell>
          <table:table-cell/>
          <table:table-cell ns41:value-type="float" table:style-name="TL Data" office:value="1070" office:value-type="float">
            <text:p>10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en aan Gooiland.</text:p>
          </table:table-cell>
          <table:table-cell ns41:value-type="string" table:style-name="TL RowHeader" office:value-type="string">
            <text:p>Bylmermeer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en aan Gooi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100" office:value-type="float">
            <text:p>5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osdregten.</text:p>
          </table:table-cell>
          <table:table-cell ns41:value-type="string" table:style-name="TL RowHeader" office:value-type="string">
            <text:p>Kroonenburg-Loenen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osdregten.</text:p>
          </table:table-cell>
          <table:table-cell ns41:value-type="string" table:style-name="TL RowHeader" office:value-type="string">
            <text:p>Oud-Loosdrecht</text:p>
          </table:table-cell>
          <table:table-cell/>
          <table:table-cell ns41:value-type="float" table:style-name="TL Data" office:value="1086" office:value-type="float">
            <text:p>10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osdregten.</text:p>
          </table:table-cell>
          <table:table-cell ns41:value-type="string" table:style-name="TL RowHeader" office:value-type="string">
            <text:p>Nieuw-Loosdrecht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osdregten.</text:p>
          </table:table-cell>
          <table:table-cell ns41:value-type="string" table:style-name="TL RowHeader" office:value-type="string">
            <text:p>Oud-Oever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osdregten.</text:p>
          </table:table-cell>
          <table:table-cell ns41:value-type="string" table:style-name="TL RowHeader" office:value-type="string">
            <text:p>Mynden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osdregt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498" office:value-type="float">
            <text:p>24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2602" office:value-type="float">
            <text:p>26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Bodegrave</text:p>
          </table:table-cell>
          <table:table-cell/>
          <table:table-cell ns41:value-type="float" table:style-name="TL Data" office:value="1694" office:value-type="float">
            <text:p>16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Bekenes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Rietveld en de Bree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Indyk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Teccop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oer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779" office:value-type="float">
            <text:p>57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udewater.</text:p>
          </table:table-cell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1605" office:value-type="float">
            <text:p>16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udewater.</text:p>
          </table:table-cell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udewater.</text:p>
          </table:table-cell>
          <table:table-cell ns41:value-type="string" table:style-name="TL RowHeader" office:value-type="string">
            <text:p>Snelrewaard en Zuid en Noord Linschooten</text:p>
          </table:table-cell>
          <table:table-cell/>
          <table:table-cell ns41:value-type="float" table:style-name="TL Data" office:value="307" office:value-type="float">
            <text:p>3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udewater.</text:p>
          </table:table-cell>
          <table:table-cell ns41:value-type="string" table:style-name="TL RowHeader" office:value-type="string">
            <text:p>Vliet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udewater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21" office:value-type="float">
            <text:p>22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osholl.</text:p>
          </table:table-cell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osholl.</text:p>
          </table:table-cell>
          <table:table-cell ns41:value-type="string" table:style-name="TL RowHeader" office:value-type="string">
            <text:p>Langer-Aar</text:p>
          </table:table-cell>
          <table:table-cell/>
          <table:table-cell ns41:value-type="float" table:style-name="TL Data" office:value="921" office:value-type="float">
            <text:p>9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osholl.</text:p>
          </table:table-cell>
          <table:table-cell ns41:value-type="string" table:style-name="TL RowHeader" office:value-type="string">
            <text:p>Korter-Aar</text:p>
          </table:table-cell>
          <table:table-cell/>
          <table:table-cell ns41:value-type="float" table:style-name="TL Data" office:value="429" office:value-type="float">
            <text:p>4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osholl.</text:p>
          </table:table-cell>
          <table:table-cell ns41:value-type="string" table:style-name="TL RowHeader" office:value-type="string">
            <text:p>Reewyk en Raamburg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oshol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043" office:value-type="float">
            <text:p>30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1050" office:value-type="float">
            <text:p>10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1062" office:value-type="float">
            <text:p>10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331" office:value-type="float">
            <text:p>3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oordwykerhout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Leyderdorp</text:p>
          </table:table-cell>
          <table:table-cell/>
          <table:table-cell ns41:value-type="float" table:style-name="TL Data" office:value="1051" office:value-type="float">
            <text:p>10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phen en Rietveld</text:p>
          </table:table-cell>
          <table:table-cell/>
          <table:table-cell ns41:value-type="float" table:style-name="TL Data" office:value="2006" office:value-type="float">
            <text:p>20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Oudshoorn en Gnephoek</text:p>
          </table:table-cell>
          <table:table-cell/>
          <table:table-cell ns41:value-type="float" table:style-name="TL Data" office:value="1262" office:value-type="float">
            <text:p>12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2048" office:value-type="float">
            <text:p>20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Rhynsaterwoude</text:p>
          </table:table-cell>
          <table:table-cell/>
          <table:table-cell ns41:value-type="float" table:style-name="TL Data" office:value="472" office:value-type="float">
            <text:p>4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Leymuide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riesekoop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Kalslagen en Bilderdam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Kudelstaart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oorden onder dito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Uiterbuurt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1929" office:value-type="float">
            <text:p>19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Stompwyk, Wilsveen, Tedingerbroek</text:p>
          </table:table-cell>
          <table:table-cell/>
          <table:table-cell ns41:value-type="float" table:style-name="TL Data" office:value="1841" office:value-type="float">
            <text:p>18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1654" office:value-type="float">
            <text:p>16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Zegwaard en Benthorn</text:p>
          </table:table-cell>
          <table:table-cell/>
          <table:table-cell ns41:value-type="float" table:style-name="TL Data" office:value="946" office:value-type="float">
            <text:p>9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Zuidwaddingsveen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oordwaddingsveen</text:p>
          </table:table-cell>
          <table:table-cell/>
          <table:table-cell ns41:value-type="float" table:style-name="TL Data" office:value="1210" office:value-type="float">
            <text:p>12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Sluypwyk</text:p>
          </table:table-cell>
          <table:table-cell/>
          <table:table-cell ns41:value-type="float" table:style-name="TL Data" office:value="678" office:value-type="float">
            <text:p>6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ennip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2168" office:value-type="float">
            <text:p>21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Boscoop</text:p>
          </table:table-cell>
          <table:table-cell/>
          <table:table-cell ns41:value-type="float" table:style-name="TL Data" office:value="1334" office:value-type="float">
            <text:p>13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ryehoeven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1535" office:value-type="float">
            <text:p>15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oorden onder dito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gtienhoven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Esselykerwoude en Heer-Jacobswoude</text:p>
          </table:table-cell>
          <table:table-cell/>
          <table:table-cell ns41:value-type="float" table:style-name="TL Data" office:value="1079" office:value-type="float">
            <text:p>10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Hoogmade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kemade Kaage en Ade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kemade Oud Ade, Lageland en Poel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kemade Roelof-Arendsveen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kemade Oude-Wetering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kemade Nieuwe-Wetering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Alkemade Ryp Wetering</text:p>
          </table:table-cell>
          <table:table-cell/>
          <table:table-cell ns41:value-type="float" table:style-name="TL Data" office:value="581" office:value-type="float">
            <text:p>5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790" office:value-type="float">
            <text:p>7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rye en Laage Boekhorst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Oegst en Poelgeest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1048" office:value-type="float">
            <text:p>10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Wassenaar en Zuidwyk</text:p>
          </table:table-cell>
          <table:table-cell/>
          <table:table-cell ns41:value-type="float" table:style-name="TL Data" office:value="1753" office:value-type="float">
            <text:p>17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Katwyk aan Rhyn en 't Zand</text:p>
          </table:table-cell>
          <table:table-cell/>
          <table:table-cell ns41:value-type="float" table:style-name="TL Data" office:value="1186" office:value-type="float">
            <text:p>11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Katwyk aan Zee</text:p>
          </table:table-cell>
          <table:table-cell/>
          <table:table-cell ns41:value-type="float" table:style-name="TL Data" office:value="2469" office:value-type="float">
            <text:p>24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Rhynsburg</text:p>
          </table:table-cell>
          <table:table-cell/>
          <table:table-cell ns41:value-type="float" table:style-name="TL Data" office:value="1063" office:value-type="float">
            <text:p>10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oordwyk binnen, Offen enz</text:p>
          </table:table-cell>
          <table:table-cell/>
          <table:table-cell ns41:value-type="float" table:style-name="TL Data" office:value="1726" office:value-type="float">
            <text:p>17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Noordwyk aan Zee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Langeveld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hyn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5665" office:value-type="float">
            <text:p>456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eyden.</text:p>
          </table:table-cell>
          <table:table-cell ns41:value-type="string" table:style-name="TL RowHeader" office:value-type="string">
            <text:p>De Stad</text:p>
          </table:table-cell>
          <table:table-cell/>
          <table:table-cell ns41:value-type="float" table:style-name="TL Data" office:value="30955" office:value-type="float">
            <text:p>309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n Haag en Jurisdictie.</text:p>
          </table:table-cell>
          <table:table-cell ns41:value-type="string" table:style-name="TL RowHeader" office:value-type="string">
            <text:p>Den Haag en omtrek</text:p>
          </table:table-cell>
          <table:table-cell/>
          <table:table-cell ns41:value-type="float" table:style-name="TL Data" office:value="38433" office:value-type="float">
            <text:p>384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n Haag en Jurisdictie.</text:p>
          </table:table-cell>
          <table:table-cell ns41:value-type="string" table:style-name="TL RowHeader" office:value-type="string">
            <text:p>Eikenduinen, Half-Loosduinen, Haag-Ambagt</text:p>
          </table:table-cell>
          <table:table-cell/>
          <table:table-cell ns41:value-type="float" table:style-name="TL Data" office:value="1099" office:value-type="float">
            <text:p>10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n Haag en Jurisdictie.</text:p>
          </table:table-cell>
          <table:table-cell ns41:value-type="string" table:style-name="TL RowHeader" office:value-type="string">
            <text:p>Scheveningen</text:p>
          </table:table-cell>
          <table:table-cell/>
          <table:table-cell ns41:value-type="float" table:style-name="TL Data" office:value="2833" office:value-type="float">
            <text:p>28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n Haag en Jurisdicti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2363" office:value-type="float">
            <text:p>423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Biesland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Klein Vryenban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Groot Vryenban</text:p>
          </table:table-cell>
          <table:table-cell/>
          <table:table-cell ns41:value-type="float" table:style-name="TL Data" office:value="478" office:value-type="float">
            <text:p>4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Hoog- en Woud- Harnasch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1533" office:value-type="float">
            <text:p>15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aaslandsluis</text:p>
          </table:table-cell>
          <table:table-cell/>
          <table:table-cell ns41:value-type="float" table:style-name="TL Data" office:value="4817" office:value-type="float">
            <text:p>48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Pynakker</text:p>
          </table:table-cell>
          <table:table-cell/>
          <table:table-cell ns41:value-type="float" table:style-name="TL Data" office:value="1192" office:value-type="float">
            <text:p>119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355" office:value-type="float">
            <text:p>3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Nieuwenveen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Berkel en Roodenrys</text:p>
          </table:table-cell>
          <table:table-cell/>
          <table:table-cell ns41:value-type="float" table:style-name="TL Data" office:value="1129" office:value-type="float">
            <text:p>11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Kethel en Spaland</text:p>
          </table:table-cell>
          <table:table-cell/>
          <table:table-cell ns41:value-type="float" table:style-name="TL Data" office:value="808" office:value-type="float">
            <text:p>8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Dorp-Ambagt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Hodenpyl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St. Maartensregt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Ruyven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Groeneveld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Watering</text:p>
          </table:table-cell>
          <table:table-cell/>
          <table:table-cell ns41:value-type="float" table:style-name="TL Data" office:value="1108" office:value-type="float">
            <text:p>11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Zouteveen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de Lier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Abtsregt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Akkersdyk en Vrouwenregt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Ryswyk</text:p>
          </table:table-cell>
          <table:table-cell/>
          <table:table-cell ns41:value-type="float" table:style-name="TL Data" office:value="1668" office:value-type="float">
            <text:p>16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onster Monster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onster Half-Loosduinen</text:p>
          </table:table-cell>
          <table:table-cell/>
          <table:table-cell ns41:value-type="float" table:style-name="TL Data" office:value="393" office:value-type="float">
            <text:p>3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onster Poeldyk</text:p>
          </table:table-cell>
          <table:table-cell/>
          <table:table-cell ns41:value-type="float" table:style-name="TL Data" office:value="544" office:value-type="float">
            <text:p>5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onster Ter Heyde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Monster Quinsheul</text:p>
          </table:table-cell>
          <table:table-cell/>
          <table:table-cell ns41:value-type="float" table:style-name="TL Data" office:value="330" office:value-type="float">
            <text:p>3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Naaldwyk</text:p>
          </table:table-cell>
          <table:table-cell/>
          <table:table-cell ns41:value-type="float" table:style-name="TL Data" office:value="1261" office:value-type="float">
            <text:p>12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Hondsholredyk</text:p>
          </table:table-cell>
          <table:table-cell/>
          <table:table-cell ns41:value-type="float" table:style-name="TL Data" office:value="761" office:value-type="float">
            <text:p>7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Honderdland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Tempel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5625" office:value-type="float">
            <text:p>56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Vlaardinger-Ambagt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's Gravesande</text:p>
          </table:table-cell>
          <table:table-cell/>
          <table:table-cell ns41:value-type="float" table:style-name="TL Data" office:value="748" office:value-type="float">
            <text:p>7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Zuid-Ambagt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8136" office:value-type="float">
            <text:p>281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de Stad</text:p>
          </table:table-cell>
          <table:table-cell/>
          <table:table-cell ns41:value-type="float" table:style-name="TL Data" office:value="13737" office:value-type="float">
            <text:p>137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Poortery van Delft of Poortland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elf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099" office:value-type="float">
            <text:p>140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 Rozenburg.</text:p>
          </table:table-cell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1126" office:value-type="float">
            <text:p>11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Hogenban</text:p>
          </table:table-cell>
          <table:table-cell/>
          <table:table-cell ns41:value-type="float" table:style-name="TL Data" office:value="286" office:value-type="float">
            <text:p>2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dito Poortery Delft</text:p>
          </table:table-cell>
          <table:table-cell/>
          <table:table-cell ns41:value-type="float" table:style-name="TL Data" office:value="440" office:value-type="float">
            <text:p>4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dito Poortery Rotterdam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Beukelsdyk, O. en W. Blommersdyk, of Kool</text:p>
          </table:table-cell>
          <table:table-cell/>
          <table:table-cell ns41:value-type="float" table:style-name="TL Data" office:value="4298" office:value-type="float">
            <text:p>42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Schoonderloo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Nieuw-Matenes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Oud-Matenes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2872" office:value-type="float">
            <text:p>28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Hilgersberg en Rotteban</text:p>
          </table:table-cell>
          <table:table-cell/>
          <table:table-cell ns41:value-type="float" table:style-name="TL Data" office:value="3005" office:value-type="float">
            <text:p>30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Capellen op den Yssel</text:p>
          </table:table-cell>
          <table:table-cell/>
          <table:table-cell ns41:value-type="float" table:style-name="TL Data" office:value="1205" office:value-type="float">
            <text:p>12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Nieuwerkerk op den Yssel</text:p>
          </table:table-cell>
          <table:table-cell/>
          <table:table-cell ns41:value-type="float" table:style-name="TL Data" office:value="1327" office:value-type="float">
            <text:p>13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1555" office:value-type="float">
            <text:p>15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1330" office:value-type="float">
            <text:p>13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Brouck, Tuil en 't Weechje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Broekhuizen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Bleyswyk</text:p>
          </table:table-cell>
          <table:table-cell/>
          <table:table-cell ns41:value-type="float" table:style-name="TL Data" office:value="1131" office:value-type="float">
            <text:p>11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Delfshaven</text:p>
          </table:table-cell>
          <table:table-cell/>
          <table:table-cell ns41:value-type="float" table:style-name="TL Data" office:value="2680" office:value-type="float">
            <text:p>26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chie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948" office:value-type="float">
            <text:p>229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teden in Schieland.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53212" office:value-type="float">
            <text:p>5321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teden in Schieland.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9111" office:value-type="float">
            <text:p>91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teden in Schielan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2323" office:value-type="float">
            <text:p>623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uda en Heerlykheeden.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1715" office:value-type="float">
            <text:p>117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uda en Heerlykheeden.</text:p>
          </table:table-cell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1058" office:value-type="float">
            <text:p>10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uda en Heerlykheeden.</text:p>
          </table:table-cell>
          <table:table-cell ns41:value-type="string" table:style-name="TL RowHeader" office:value-type="string">
            <text:p>Willens, Stein, Korthaarlem, Vryenhoef en Kalverenbroek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ouda en Heerlykhe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3223" office:value-type="float">
            <text:p>13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Krimpen op de Lek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Krimpen op den Yssel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Ouderkerk op den Yssel</text:p>
          </table:table-cell>
          <table:table-cell/>
          <table:table-cell ns41:value-type="float" table:style-name="TL Data" office:value="1323" office:value-type="float">
            <text:p>13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Stormspolder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Berkenwoude en Agterbroek</text:p>
          </table:table-cell>
          <table:table-cell/>
          <table:table-cell ns41:value-type="float" table:style-name="TL Data" office:value="395" office:value-type="float">
            <text:p>3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Stolwyk</text:p>
          </table:table-cell>
          <table:table-cell/>
          <table:table-cell ns41:value-type="float" table:style-name="TL Data" office:value="1055" office:value-type="float">
            <text:p>10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Heeraartsberg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Berg-Ambagt</text:p>
          </table:table-cell>
          <table:table-cell/>
          <table:table-cell ns41:value-type="float" table:style-name="TL Data" office:value="788" office:value-type="float">
            <text:p>7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Ammers-tol of Klein-Ammers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1313" office:value-type="float">
            <text:p>13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1180" office:value-type="float">
            <text:p>11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Bonrepas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1087" office:value-type="float">
            <text:p>10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2489" office:value-type="float">
            <text:p>24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rimpenerwaar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223" office:value-type="float">
            <text:p>12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sselstein.</text:p>
          </table:table-cell>
          <table:table-cell ns41:value-type="string" table:style-name="TL RowHeader" office:value-type="string">
            <text:p>Ysselstein (voor de Stad)</text:p>
          </table:table-cell>
          <table:table-cell/>
          <table:table-cell ns41:value-type="float" table:style-name="TL Data" office:value="1513" office:value-type="float">
            <text:p>15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sselstein.</text:p>
          </table:table-cell>
          <table:table-cell ns41:value-type="string" table:style-name="TL RowHeader" office:value-type="string">
            <text:p>Ysselstein Schouts-Ampt</text:p>
          </table:table-cell>
          <table:table-cell/>
          <table:table-cell ns41:value-type="float" table:style-name="TL Data" office:value="1018" office:value-type="float">
            <text:p>10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sselstein.</text:p>
          </table:table-cell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1094" office:value-type="float">
            <text:p>10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sselstein.</text:p>
          </table:table-cell>
          <table:table-cell ns41:value-type="string" table:style-name="TL RowHeader" office:value-type="string">
            <text:p>Noord-Polsbroek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sselstein.</text:p>
          </table:table-cell>
          <table:table-cell ns41:value-type="string" table:style-name="TL RowHeader" office:value-type="string">
            <text:p>Zuid-Polsbroek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sselstei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114" office:value-type="float">
            <text:p>41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pikerwaard.</text:p>
          </table:table-cell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pikerwaard.</text:p>
          </table:table-cell>
          <table:table-cell ns41:value-type="string" table:style-name="TL RowHeader" office:value-type="string">
            <text:p>Cabauw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pikerwaard.</text:p>
          </table:table-cell>
          <table:table-cell ns41:value-type="string" table:style-name="TL RowHeader" office:value-type="string">
            <text:p>Zevender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opikerwaar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89" office:value-type="float">
            <text:p>8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390" office:value-type="float">
            <text:p>3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Slingeland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Hardingsveld</text:p>
          </table:table-cell>
          <table:table-cell/>
          <table:table-cell ns41:value-type="float" table:style-name="TL Data" office:value="2109" office:value-type="float">
            <text:p>21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Gelkenes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Ammersgraaf, Agterland en Peulwyk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Bleskensgraaf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Hofweg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Laag-Blokland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Giessen-Oudekerk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968" office:value-type="float">
            <text:p>9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Brandwyk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Gybeland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Molenaarsgraaf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Wingaarden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Ruibroek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Streefkerk</text:p>
          </table:table-cell>
          <table:table-cell/>
          <table:table-cell ns41:value-type="float" table:style-name="TL Data" office:value="880" office:value-type="float">
            <text:p>8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Nieuw-Lekkerland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Sliedrecht, Naaldwyk, Lokhorst en Niemandsvriend</text:p>
          </table:table-cell>
          <table:table-cell/>
          <table:table-cell ns41:value-type="float" table:style-name="TL Data" office:value="2495" office:value-type="float">
            <text:p>2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Alblas (oud)</text:p>
          </table:table-cell>
          <table:table-cell/>
          <table:table-cell ns41:value-type="float" table:style-name="TL Data" office:value="658" office:value-type="float">
            <text:p>6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495" office:value-type="float">
            <text:p>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lblasserwaar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3714" office:value-type="float">
            <text:p>137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4969" office:value-type="float">
            <text:p>49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Arkel en Rietveld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Oosterwyk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Reyerskoop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Middelkoop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Hoog-Blokland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Schelluynen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rk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080" office:value-type="float">
            <text:p>70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eerdam.</text:p>
          </table:table-cell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2015" office:value-type="float">
            <text:p>20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eerdam.</text:p>
          </table:table-cell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549" office:value-type="float">
            <text:p>5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eerdam.</text:p>
          </table:table-cell>
          <table:table-cell ns41:value-type="string" table:style-name="TL RowHeader" office:value-type="string">
            <text:p>Acquoy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eerdam.</text:p>
          </table:table-cell>
          <table:table-cell ns41:value-type="string" table:style-name="TL RowHeader" office:value-type="string">
            <text:p>Spy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eerdam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809" office:value-type="float">
            <text:p>28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teden by Leerdam.</text:p>
          </table:table-cell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737" office:value-type="float">
            <text:p>7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teden by Leerdam.</text:p>
          </table:table-cell>
          <table:table-cell ns41:value-type="string" table:style-name="TL RowHeader" office:value-type="string">
            <text:p>Heukelom</text:p>
          </table:table-cell>
          <table:table-cell/>
          <table:table-cell ns41:value-type="float" table:style-name="TL Data" office:value="477" office:value-type="float">
            <text:p>4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teden by Leerdam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214" office:value-type="float">
            <text:p>12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1820" office:value-type="float">
            <text:p>18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Ameyde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741" office:value-type="float">
            <text:p>7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Heikop en Boeikop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Lexmond en Agthoven</text:p>
          </table:table-cell>
          <table:table-cell/>
          <table:table-cell ns41:value-type="float" table:style-name="TL Data" office:value="667" office:value-type="float">
            <text:p>6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Lakerveld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ian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4740" office:value-type="float">
            <text:p>47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Brielle en Omtrek</text:p>
          </table:table-cell>
          <table:table-cell/>
          <table:table-cell ns41:value-type="float" table:style-name="TL Data" office:value="3170" office:value-type="float">
            <text:p>31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Briels-Nieuwland, Vekhoek, Oud-Helvoet, Oude Goote of de vier Polders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Oost-Voorne en Groot-Oosterland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Rockanje en Polders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Rugge, Klein-Oosterland en Kleiburg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De Quak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Nieuw-Helvoet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Hellevoetsluys en Weergorsch</text:p>
          </table:table-cell>
          <table:table-cell/>
          <table:table-cell ns41:value-type="float" table:style-name="TL Data" office:value="1208" office:value-type="float">
            <text:p>12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De Struyt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St. Anna-Polder en Schapen-gorsch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Naters en Pancrasgrosch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Nieuwe-Goote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Nieuwenhoorn</text:p>
          </table:table-cell>
          <table:table-cell/>
          <table:table-cell ns41:value-type="float" table:style-name="TL Data" office:value="591" office:value-type="float">
            <text:p>59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Oudenhoorn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868" office:value-type="float">
            <text:p>8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Velgersdyk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836" office:value-type="float">
            <text:p>8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ost-Voorn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0395" office:value-type="float">
            <text:p>103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Onwaard, Oud- en Nieuw-Krayer en Krayenisse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Roxenisse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1151" office:value-type="float">
            <text:p>11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Oude-Tonge</text:p>
          </table:table-cell>
          <table:table-cell/>
          <table:table-cell ns41:value-type="float" table:style-name="TL Data" office:value="1419" office:value-type="float">
            <text:p>14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uid-Voorne of Over-Flakke.</text:p>
          </table:table-cell>
          <table:table-cell ns41:value-type="string" table:style-name="TL RowHeader" office:value-type="string">
            <text:p>Nieuwe-Tonge</text:p>
          </table:table-cell>
          <table:table-cell/>
          <table:table-cell ns41:value-type="float" table:style-name="TL Data" office:value="624" office:value-type="float">
            <text:p>6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nder Putten.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2157" office:value-type="float">
            <text:p>21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nder Putten.</text:p>
          </table:table-cell>
          <table:table-cell ns41:value-type="string" table:style-name="TL RowHeader" office:value-type="string">
            <text:p>Stad aan 't Haringvliet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nder Putten.</text:p>
          </table:table-cell>
          <table:table-cell ns41:value-type="string" table:style-name="TL RowHeader" office:value-type="string">
            <text:p>Ooltgensplaat en den Bommel, of Adolphsland</text:p>
          </table:table-cell>
          <table:table-cell/>
          <table:table-cell ns41:value-type="float" table:style-name="TL Data" office:value="1847" office:value-type="float">
            <text:p>1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nder Putt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448" office:value-type="float">
            <text:p>84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Goedereede</text:p>
          </table:table-cell>
          <table:table-cell/>
          <table:table-cell ns41:value-type="float" table:style-name="TL Data" office:value="694" office:value-type="float">
            <text:p>6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Oud-dorp en Oudeland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Oude-Nieuwland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West-Nieuwland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Ouden-Oostdyk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estvoorne of Goederee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218" office:value-type="float">
            <text:p>22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Spykenis en Braband</text:p>
          </table:table-cell>
          <table:table-cell/>
          <table:table-cell ns41:value-type="float" table:style-name="TL Data" office:value="734" office:value-type="float">
            <text:p>7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Hekelingen en Frieseland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Heer-Simonshaven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Schuddebeurs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Biert en Stompaarden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Korendyk</text:p>
          </table:table-cell>
          <table:table-cell/>
          <table:table-cell ns41:value-type="float" table:style-name="TL Data" office:value="557" office:value-type="float">
            <text:p>5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Piershill</text:p>
          </table:table-cell>
          <table:table-cell/>
          <table:table-cell ns41:value-type="date" table:style-name="TL Data" office:date-value="2001-08-04" office:value-type="date">
            <text:p>04-Aug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Putt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746" office:value-type="float">
            <text:p>27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Oud-Beyerland</text:p>
          </table:table-cell>
          <table:table-cell/>
          <table:table-cell ns41:value-type="float" table:style-name="TL Data" office:value="2342" office:value-type="float">
            <text:p>23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Nieuw-Beyerland</text:p>
          </table:table-cell>
          <table:table-cell/>
          <table:table-cell ns41:value-type="float" table:style-name="TL Data" office:value="814" office:value-type="float">
            <text:p>8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Zuid-Beyerland of Hitzert</text:p>
          </table:table-cell>
          <table:table-cell/>
          <table:table-cell ns41:value-type="float" table:style-name="TL Data" office:value="920" office:value-type="float">
            <text:p>9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Goidschalks-oord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Stryen</text:p>
          </table:table-cell>
          <table:table-cell/>
          <table:table-cell ns41:value-type="float" table:style-name="TL Data" office:value="1949" office:value-type="float">
            <text:p>19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Stryens-Sas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Cillershoek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St. Antony-Polder</text:p>
          </table:table-cell>
          <table:table-cell/>
          <table:table-cell ns41:value-type="float" table:style-name="TL Data" office:value="402" office:value-type="float">
            <text:p>4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Groep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Klaaswaal en Kromstryens</text:p>
          </table:table-cell>
          <table:table-cell/>
          <table:table-cell ns41:value-type="float" table:style-name="TL Data" office:value="1113" office:value-type="float">
            <text:p>11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Numansdorp of Buitensluis</text:p>
          </table:table-cell>
          <table:table-cell/>
          <table:table-cell ns41:value-type="float" table:style-name="TL Data" office:value="1565" office:value-type="float">
            <text:p>15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's gravendeel en Leer-Ambagt</text:p>
          </table:table-cell>
          <table:table-cell/>
          <table:table-cell ns41:value-type="float" table:style-name="TL Data" office:value="1853" office:value-type="float">
            <text:p>18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Mynsheerenland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Heynenoord</text:p>
          </table:table-cell>
          <table:table-cell/>
          <table:table-cell ns41:value-type="float" table:style-name="TL Data" office:value="775" office:value-type="float">
            <text:p>7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de Myl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oeksche Waar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5205" office:value-type="float">
            <text:p>152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446" office:value-type="float">
            <text:p>4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Pernisse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's Graven-Ambagt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Langebakkers-oord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Pendregt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Albrantswaard en Kyvelanden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Oud- en Nieuw-Engeland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Rozand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utten over Maas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604" office:value-type="float">
            <text:p>260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1862" office:value-type="float">
            <text:p>18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Katendregt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2651" office:value-type="float">
            <text:p>26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Oost-Barendregt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West-Barendregt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Karnisse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Oost-Ysselmonde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West-Ysselmonde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Ysselmo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010" office:value-type="float">
            <text:p>70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Heer-Jansdam</text:p>
          </table:table-cell>
          <table:table-cell/>
          <table:table-cell ns41:value-type="float" table:style-name="TL Data" office:value="514" office:value-type="float">
            <text:p>5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Heer-Oudelands-Ambagt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Groot-Lind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Klein-Lind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Zwyndrecht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Meerdervoort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Kyfhoek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Hendrik-Ido-Ambagt</text:p>
          </table:table-cell>
          <table:table-cell/>
          <table:table-cell ns41:value-type="float" table:style-name="TL Data" office:value="1018" office:value-type="float">
            <text:p>10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Rysoort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Strevelshoe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Volgerlan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Adriaan-Pieters-Ambagt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wyndregtsche Waar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3935" office:value-type="float">
            <text:p>39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 Dordrecht.</text:p>
          </table:table-cell>
          <table:table-cell ns41:value-type="string" table:style-name="TL RowHeader" office:value-type="string">
            <text:p>Dordrecht en Merwede</text:p>
          </table:table-cell>
          <table:table-cell/>
          <table:table-cell ns41:value-type="float" table:style-name="TL Data" office:value="18014" office:value-type="float">
            <text:p>180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 Dordrecht.</text:p>
          </table:table-cell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 Dordrecht.</text:p>
          </table:table-cell>
          <table:table-cell ns41:value-type="string" table:style-name="TL RowHeader" office:value-type="string">
            <text:p>Wieldregt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iland Dordrech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9143" office:value-type="float">
            <text:p>191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Woudrichem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Oudendyk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Loevestei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Werkendam</text:p>
          </table:table-cell>
          <table:table-cell/>
          <table:table-cell ns41:value-type="float" table:style-name="TL Data" office:value="1128" office:value-type="float">
            <text:p>11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de Werken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Sleewyk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Almkerk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Emmikhoven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Waardhuizen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Uitwyk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Andel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Gyzen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Ryswyk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Hill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Dussen-Muilkerk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Dussen-Munsterkerk</text:p>
          </table:table-cell>
          <table:table-cell/>
          <table:table-cell ns41:value-type="float" table:style-name="TL Data" office:value="1013" office:value-type="float">
            <text:p>10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t Land Altena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850" office:value-type="float">
            <text:p>68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Baardwyk</text:p>
          </table:table-cell>
          <table:table-cell/>
          <table:table-cell ns41:value-type="float" table:style-name="TL Data" office:value="676" office:value-type="float">
            <text:p>67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Drongelen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Dovere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513" office:value-type="float">
            <text:p>5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Oud-Heusden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Elshout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Hul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Engelen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Hedikhuizen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Herpt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Ber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Genderen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Heesbeen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Aalburg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Wyk</text:p>
          </table:table-cell>
          <table:table-cell/>
          <table:table-cell ns41:value-type="float" table:style-name="TL Data" office:value="793" office:value-type="float">
            <text:p>7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1415" office:value-type="float">
            <text:p>14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Eethen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Meeuwen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Babilonienbroek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Vlymen</text:p>
          </table:table-cell>
          <table:table-cell/>
          <table:table-cell ns41:value-type="float" table:style-name="TL Data" office:value="1811" office:value-type="float">
            <text:p>18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Onzenoord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d van Heusden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515" office:value-type="float">
            <text:p>85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Raamsdonk</text:p>
          </table:table-cell>
          <table:table-cell/>
          <table:table-cell ns41:value-type="float" table:style-name="TL Data" office:value="1817" office:value-type="float">
            <text:p>18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Groot-Waspik</text:p>
          </table:table-cell>
          <table:table-cell/>
          <table:table-cell ns41:value-type="float" table:style-name="TL Data" office:value="1581" office:value-type="float">
            <text:p>15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Klein-Waspi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's Grevelduin-Kapel</text:p>
          </table:table-cell>
          <table:table-cell/>
          <table:table-cell ns41:value-type="float" table:style-name="TL Data" office:value="1317" office:value-type="float">
            <text:p>13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Zuidewyn-Kapel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Vryhouven-Kapel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Bezoyen</text:p>
          </table:table-cell>
          <table:table-cell/>
          <table:table-cell ns41:value-type="float" table:style-name="TL Data" office:value="489" office:value-type="float">
            <text:p>4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Sprang</text:p>
          </table:table-cell>
          <table:table-cell/>
          <table:table-cell ns41:value-type="float" table:style-name="TL Data" office:value="1043" office:value-type="float">
            <text:p>10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's Gravemoer</text:p>
          </table:table-cell>
          <table:table-cell/>
          <table:table-cell ns41:value-type="float" table:style-name="TL Data" office:value="659" office:value-type="float">
            <text:p>6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angestraa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157" office:value-type="float">
            <text:p>71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Geertruidenberg</text:p>
          </table:table-cell>
          <table:table-cell/>
          <table:table-cell ns41:value-type="float" table:style-name="TL Data" office:value="1320" office:value-type="float">
            <text:p>13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Made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Drimmelen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Standhazen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Hooge- en Laage-Zwaluwe</text:p>
          </table:table-cell>
          <table:table-cell/>
          <table:table-cell ns41:value-type="float" table:style-name="TL Data" office:value="2080" office:value-type="float">
            <text:p>20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Zevenbergen</text:p>
          </table:table-cell>
          <table:table-cell/>
          <table:table-cell ns41:value-type="float" table:style-name="TL Data" office:value="2506" office:value-type="float">
            <text:p>25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648" office:value-type="float">
            <text:p>6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dito Polders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Moerdyk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eerlykhe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8553" office:value-type="float">
            <text:p>85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anhangsel.</text:p>
          </table:table-cell>
          <table:table-cell ns41:value-type="string" table:style-name="TL RowHeader" office:value-type="string">
            <text:p>Willemstad</text:p>
          </table:table-cell>
          <table:table-cell/>
          <table:table-cell ns41:value-type="float" table:style-name="TL Data" office:value="1295" office:value-type="float">
            <text:p>12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anhangsel.</text:p>
          </table:table-cell>
          <table:table-cell ns41:value-type="string" table:style-name="TL RowHeader" office:value-type="string">
            <text:p>Dinteloord</text:p>
          </table:table-cell>
          <table:table-cell/>
          <table:table-cell ns41:value-type="float" table:style-name="TL Data" office:value="1251" office:value-type="float">
            <text:p>12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2">
          <table:table-cell ns41:value-type="string" table:style-name="TL RowHeader" office:value-type="string">
            <text:p>Aanhangsel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46" office:value-type="float">
            <text:p>2546</text:p>
          </table:table-cell>
          <table:table-cell ns41:value-type="string" table:style-name="ce23" office:value-type="string">
            <text:p>39</text:p>
          </table:table-cell>
          <table:table-cell ns41:value-type="string" table:style-name="ce26" office:value-type="string">
            <text:p>0198</text:p>
          </table:table-cell>
          <table:table-cell ns41:value-type="string" table:style-name="ce26" office:value-type="string">
            <text:p>0016</text:p>
          </table:table-cell>
          <table:table-cell ns41:value-type="string" table:style-name="ce26" office:value-type="string">
            <text:p>01</text:p>
          </table:table-cell>
          <table:table-cell ns41:value-type="string" table:style-name="ce29" office:value-type="string">
            <text:p>044</text:p>
          </table:table-cell>
          <table:table-cell table:number-columns-repeated="1015"/>
        </table:table-row>
        <table:table-row table:style-name="ro4" table:number-rows-repeated="10479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Bevolk. prov. Holl.'.$A$5:.$D$651" table:name="ROL39D" table:base-cell-address="$'Bevolk. prov.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volk._20_prov._20_Holl." style:page-layout-name="Mpm3" style:display-name="PageStyle_Bevolk. prov.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02:18</meta:creation-date>
    <dc:creator>Yamit</dc:creator>
    <dc:date>2005-01-11T11:57:04</dc:date>
    <meta:document-statistic meta:object-count="0" meta:cell-count="5185" meta:table-count="1"/>
    <meta:generator>ODFPY/1.3.0dev</meta:generator>
  </office:meta>
</office:document-meta>
</file>